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style:style style:name="T3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5.097cm" svg:height="1.298cm" svg:x="2cm" svg:y="2.998cm" svg:viewBox="0 0 5098 1299" draw:points="0,1299 5098,1299 5098,0 0,0">
          <text:p/>
        </draw:polygon>
        <draw:polygon draw:style-name="gr2" draw:text-style-name="P2" draw:layer="layout" svg:width="6.798cm" svg:height="1.298cm" svg:x="7.097cm" svg:y="2.998cm" svg:viewBox="0 0 6799 1299" draw:points="0,1299 6799,1299 6799,0 0,0">
          <text:p/>
        </draw:polygon>
        <draw:polygon draw:style-name="gr2" draw:text-style-name="P2" draw:layer="layout" svg:width="3.108cm" svg:height="1.298cm" svg:x="13.895cm" svg:y="2.998cm" svg:viewBox="0 0 3109 1299" draw:points="0,1299 3109,1299 3109,0 0,0">
          <text:p/>
        </draw:polygon>
        <draw:polygon draw:style-name="gr2" draw:text-style-name="P2" draw:layer="layout" svg:width="2.011cm" svg:height="1.298cm" svg:x="17.003cm" svg:y="2.998cm" svg:viewBox="0 0 2012 1299" draw:points="0,1299 2012,1299 2012,0 0,0">
          <text:p/>
        </draw:polygon>
        <draw:polygon draw:style-name="gr1" draw:text-style-name="P1" draw:layer="layout" svg:width="5.097cm" svg:height="2.741cm" svg:x="2cm" svg:y="4.296cm" svg:viewBox="0 0 5098 2742" draw:points="0,2742 5098,2742 5098,0 0,0">
          <text:p/>
        </draw:polygon>
        <draw:polygon draw:style-name="gr1" draw:text-style-name="P1" draw:layer="layout" svg:width="6.798cm" svg:height="2.741cm" svg:x="7.097cm" svg:y="4.296cm" svg:viewBox="0 0 6799 2742" draw:points="0,2742 6799,2742 6799,0 0,0">
          <text:p/>
        </draw:polygon>
        <draw:polygon draw:style-name="gr1" draw:text-style-name="P1" draw:layer="layout" svg:width="3.108cm" svg:height="2.741cm" svg:x="13.895cm" svg:y="4.296cm" svg:viewBox="0 0 3109 2742" draw:points="0,2742 3109,2742 3109,0 0,0">
          <text:p/>
        </draw:polygon>
        <draw:polygon draw:style-name="gr1" draw:text-style-name="P1" draw:layer="layout" svg:width="2.011cm" svg:height="2.741cm" svg:x="17.003cm" svg:y="4.296cm" svg:viewBox="0 0 2012 2742" draw:points="0,2742 2012,2742 2012,0 0,0">
          <text:p/>
        </draw:polygon>
        <draw:polygon draw:style-name="gr1" draw:text-style-name="P1" draw:layer="layout" svg:width="5.097cm" svg:height="3.168cm" svg:x="2cm" svg:y="7.037cm" svg:viewBox="0 0 5098 3169" draw:points="0,3169 5098,3169 5098,0 0,0">
          <text:p/>
        </draw:polygon>
        <draw:polygon draw:style-name="gr1" draw:text-style-name="P1" draw:layer="layout" svg:width="6.798cm" svg:height="3.168cm" svg:x="7.097cm" svg:y="7.037cm" svg:viewBox="0 0 6799 3169" draw:points="0,3169 6799,3169 6799,0 0,0">
          <text:p/>
        </draw:polygon>
        <draw:polygon draw:style-name="gr1" draw:text-style-name="P1" draw:layer="layout" svg:width="3.108cm" svg:height="3.168cm" svg:x="13.895cm" svg:y="7.037cm" svg:viewBox="0 0 3109 3169" draw:points="0,3169 3109,3169 3109,0 0,0">
          <text:p/>
        </draw:polygon>
        <draw:polygon draw:style-name="gr1" draw:text-style-name="P1" draw:layer="layout" svg:width="2.011cm" svg:height="3.168cm" svg:x="17.003cm" svg:y="7.037cm" svg:viewBox="0 0 2012 3169" draw:points="0,3169 2012,3169 2012,0 0,0">
          <text:p/>
        </draw:polygon>
        <draw:polygon draw:style-name="gr1" draw:text-style-name="P1" draw:layer="layout" svg:width="5.097cm" svg:height="2.318cm" svg:x="2cm" svg:y="10.205cm" svg:viewBox="0 0 5098 2319" draw:points="0,2319 5098,2319 5098,0 0,0">
          <text:p/>
        </draw:polygon>
        <draw:polygon draw:style-name="gr1" draw:text-style-name="P1" draw:layer="layout" svg:width="6.798cm" svg:height="2.318cm" svg:x="7.097cm" svg:y="10.205cm" svg:viewBox="0 0 6799 2319" draw:points="0,2319 6799,2319 6799,0 0,0">
          <text:p/>
        </draw:polygon>
        <draw:polygon draw:style-name="gr1" draw:text-style-name="P1" draw:layer="layout" svg:width="3.108cm" svg:height="2.318cm" svg:x="13.895cm" svg:y="10.205cm" svg:viewBox="0 0 3109 2319" draw:points="0,2319 3109,2319 3109,0 0,0">
          <text:p/>
        </draw:polygon>
        <draw:polygon draw:style-name="gr1" draw:text-style-name="P1" draw:layer="layout" svg:width="2.011cm" svg:height="2.318cm" svg:x="17.003cm" svg:y="10.205cm" svg:viewBox="0 0 2012 2319" draw:points="0,2319 2012,2319 2012,0 0,0">
          <text:p/>
        </draw:polygon>
        <draw:polygon draw:style-name="gr1" draw:text-style-name="P1" draw:layer="layout" svg:width="5.097cm" svg:height="2.321cm" svg:x="2cm" svg:y="12.523cm" svg:viewBox="0 0 5098 2322" draw:points="0,2322 5098,2322 5098,0 0,0">
          <text:p/>
        </draw:polygon>
        <draw:polygon draw:style-name="gr1" draw:text-style-name="P1" draw:layer="layout" svg:width="6.798cm" svg:height="2.321cm" svg:x="7.097cm" svg:y="12.523cm" svg:viewBox="0 0 6799 2322" draw:points="0,2322 6799,2322 6799,0 0,0">
          <text:p/>
        </draw:polygon>
        <draw:polygon draw:style-name="gr1" draw:text-style-name="P1" draw:layer="layout" svg:width="3.108cm" svg:height="2.321cm" svg:x="13.895cm" svg:y="12.523cm" svg:viewBox="0 0 3109 2322" draw:points="0,2322 3109,2322 3109,0 0,0">
          <text:p/>
        </draw:polygon>
        <draw:polygon draw:style-name="gr1" draw:text-style-name="P1" draw:layer="layout" svg:width="2.011cm" svg:height="2.321cm" svg:x="17.003cm" svg:y="12.523cm" svg:viewBox="0 0 2012 2322" draw:points="0,2322 2012,2322 2012,0 0,0">
          <text:p/>
        </draw:polygon>
        <draw:polygon draw:style-name="gr1" draw:text-style-name="P1" draw:layer="layout" svg:width="5.097cm" svg:height="1.471cm" svg:x="2cm" svg:y="14.844cm" svg:viewBox="0 0 5098 1472" draw:points="0,1472 5098,1472 5098,0 0,0">
          <text:p/>
        </draw:polygon>
        <draw:polygon draw:style-name="gr1" draw:text-style-name="P1" draw:layer="layout" svg:width="6.798cm" svg:height="1.471cm" svg:x="7.097cm" svg:y="14.844cm" svg:viewBox="0 0 6799 1472" draw:points="0,1472 6799,1472 6799,0 0,0">
          <text:p/>
        </draw:polygon>
        <draw:polygon draw:style-name="gr1" draw:text-style-name="P1" draw:layer="layout" svg:width="3.108cm" svg:height="1.471cm" svg:x="13.895cm" svg:y="14.844cm" svg:viewBox="0 0 3109 1472" draw:points="0,1472 3109,1472 3109,0 0,0">
          <text:p/>
        </draw:polygon>
        <draw:polygon draw:style-name="gr1" draw:text-style-name="P1" draw:layer="layout" svg:width="2.011cm" svg:height="1.471cm" svg:x="17.003cm" svg:y="14.844cm" svg:viewBox="0 0 2012 1472" draw:points="0,1472 2012,1472 2012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5.097cm" svg:height="1.298cm" svg:x="2cm" svg:y="2.998cm" svg:viewBox="0 0 5098 1299" draw:points="0,1299 5098,1299 5098,0 0,0">
          <text:p/>
        </draw:polygon>
        <draw:polygon draw:style-name="gr2" draw:text-style-name="P2" draw:layer="layout" svg:width="6.798cm" svg:height="1.298cm" svg:x="7.097cm" svg:y="2.998cm" svg:viewBox="0 0 6799 1299" draw:points="0,1299 6799,1299 6799,0 0,0">
          <text:p/>
        </draw:polygon>
        <draw:polygon draw:style-name="gr2" draw:text-style-name="P2" draw:layer="layout" svg:width="3.108cm" svg:height="1.298cm" svg:x="13.895cm" svg:y="2.998cm" svg:viewBox="0 0 3109 1299" draw:points="0,1299 3109,1299 3109,0 0,0">
          <text:p/>
        </draw:polygon>
        <draw:polygon draw:style-name="gr2" draw:text-style-name="P2" draw:layer="layout" svg:width="2.011cm" svg:height="1.298cm" svg:x="17.003cm" svg:y="2.998cm" svg:viewBox="0 0 2012 1299" draw:points="0,1299 2012,1299 2012,0 0,0">
          <text:p/>
        </draw:polygon>
        <draw:polygon draw:style-name="gr1" draw:text-style-name="P1" draw:layer="layout" svg:width="5.097cm" svg:height="2.741cm" svg:x="2cm" svg:y="4.296cm" svg:viewBox="0 0 5098 2742" draw:points="0,2742 5098,2742 5098,0 0,0">
          <text:p/>
        </draw:polygon>
        <draw:polygon draw:style-name="gr1" draw:text-style-name="P1" draw:layer="layout" svg:width="6.798cm" svg:height="2.741cm" svg:x="7.097cm" svg:y="4.296cm" svg:viewBox="0 0 6799 2742" draw:points="0,2742 6799,2742 6799,0 0,0">
          <text:p/>
        </draw:polygon>
        <draw:polygon draw:style-name="gr1" draw:text-style-name="P1" draw:layer="layout" svg:width="3.108cm" svg:height="2.741cm" svg:x="13.895cm" svg:y="4.296cm" svg:viewBox="0 0 3109 2742" draw:points="0,2742 3109,2742 3109,0 0,0">
          <text:p/>
        </draw:polygon>
        <draw:polygon draw:style-name="gr1" draw:text-style-name="P1" draw:layer="layout" svg:width="2.011cm" svg:height="2.741cm" svg:x="17.003cm" svg:y="4.296cm" svg:viewBox="0 0 2012 2742" draw:points="0,2742 2012,2742 2012,0 0,0">
          <text:p/>
        </draw:polygon>
        <draw:polygon draw:style-name="gr1" draw:text-style-name="P1" draw:layer="layout" svg:width="5.097cm" svg:height="3.168cm" svg:x="2cm" svg:y="7.037cm" svg:viewBox="0 0 5098 3169" draw:points="0,3169 5098,3169 5098,0 0,0">
          <text:p/>
        </draw:polygon>
        <draw:polygon draw:style-name="gr1" draw:text-style-name="P1" draw:layer="layout" svg:width="6.798cm" svg:height="3.168cm" svg:x="7.097cm" svg:y="7.037cm" svg:viewBox="0 0 6799 3169" draw:points="0,3169 6799,3169 6799,0 0,0">
          <text:p/>
        </draw:polygon>
        <draw:polygon draw:style-name="gr1" draw:text-style-name="P1" draw:layer="layout" svg:width="3.108cm" svg:height="3.168cm" svg:x="13.895cm" svg:y="7.037cm" svg:viewBox="0 0 3109 3169" draw:points="0,3169 3109,3169 3109,0 0,0">
          <text:p/>
        </draw:polygon>
        <draw:polygon draw:style-name="gr1" draw:text-style-name="P1" draw:layer="layout" svg:width="2.011cm" svg:height="3.168cm" svg:x="17.003cm" svg:y="7.037cm" svg:viewBox="0 0 2012 3169" draw:points="0,3169 2012,3169 2012,0 0,0">
          <text:p/>
        </draw:polygon>
        <draw:polygon draw:style-name="gr1" draw:text-style-name="P1" draw:layer="layout" svg:width="5.097cm" svg:height="2.318cm" svg:x="2cm" svg:y="10.205cm" svg:viewBox="0 0 5098 2319" draw:points="0,2319 5098,2319 5098,0 0,0">
          <text:p/>
        </draw:polygon>
        <draw:polygon draw:style-name="gr1" draw:text-style-name="P1" draw:layer="layout" svg:width="6.798cm" svg:height="2.318cm" svg:x="7.097cm" svg:y="10.205cm" svg:viewBox="0 0 6799 2319" draw:points="0,2319 6799,2319 6799,0 0,0">
          <text:p/>
        </draw:polygon>
        <draw:polygon draw:style-name="gr1" draw:text-style-name="P1" draw:layer="layout" svg:width="3.108cm" svg:height="2.318cm" svg:x="13.895cm" svg:y="10.205cm" svg:viewBox="0 0 3109 2319" draw:points="0,2319 3109,2319 3109,0 0,0">
          <text:p/>
        </draw:polygon>
        <draw:polygon draw:style-name="gr1" draw:text-style-name="P1" draw:layer="layout" svg:width="2.011cm" svg:height="2.318cm" svg:x="17.003cm" svg:y="10.205cm" svg:viewBox="0 0 2012 2319" draw:points="0,2319 2012,2319 2012,0 0,0">
          <text:p/>
        </draw:polygon>
        <draw:polygon draw:style-name="gr1" draw:text-style-name="P1" draw:layer="layout" svg:width="5.097cm" svg:height="2.321cm" svg:x="2cm" svg:y="12.523cm" svg:viewBox="0 0 5098 2322" draw:points="0,2322 5098,2322 5098,0 0,0">
          <text:p/>
        </draw:polygon>
        <draw:polygon draw:style-name="gr1" draw:text-style-name="P1" draw:layer="layout" svg:width="6.798cm" svg:height="2.321cm" svg:x="7.097cm" svg:y="12.523cm" svg:viewBox="0 0 6799 2322" draw:points="0,2322 6799,2322 6799,0 0,0">
          <text:p/>
        </draw:polygon>
        <draw:polygon draw:style-name="gr1" draw:text-style-name="P1" draw:layer="layout" svg:width="3.108cm" svg:height="2.321cm" svg:x="13.895cm" svg:y="12.523cm" svg:viewBox="0 0 3109 2322" draw:points="0,2322 3109,2322 3109,0 0,0">
          <text:p/>
        </draw:polygon>
        <draw:polygon draw:style-name="gr1" draw:text-style-name="P1" draw:layer="layout" svg:width="2.011cm" svg:height="2.321cm" svg:x="17.003cm" svg:y="12.523cm" svg:viewBox="0 0 2012 2322" draw:points="0,2322 2012,2322 2012,0 0,0">
          <text:p/>
        </draw:polygon>
        <draw:polygon draw:style-name="gr1" draw:text-style-name="P1" draw:layer="layout" svg:width="5.097cm" svg:height="1.471cm" svg:x="2cm" svg:y="14.844cm" svg:viewBox="0 0 5098 1472" draw:points="0,1472 5098,1472 5098,0 0,0">
          <text:p/>
        </draw:polygon>
        <draw:polygon draw:style-name="gr1" draw:text-style-name="P1" draw:layer="layout" svg:width="6.798cm" svg:height="1.471cm" svg:x="7.097cm" svg:y="14.844cm" svg:viewBox="0 0 6799 1472" draw:points="0,1472 6799,1472 6799,0 0,0">
          <text:p/>
        </draw:polygon>
        <draw:polygon draw:style-name="gr1" draw:text-style-name="P1" draw:layer="layout" svg:width="3.108cm" svg:height="1.471cm" svg:x="13.895cm" svg:y="14.844cm" svg:viewBox="0 0 3109 1472" draw:points="0,1472 3109,1472 3109,0 0,0">
          <text:p/>
        </draw:polygon>
        <draw:polygon draw:style-name="gr1" draw:text-style-name="P1" draw:layer="layout" svg:width="2.011cm" svg:height="1.471cm" svg:x="17.003cm" svg:y="14.844cm" svg:viewBox="0 0 2012 1472" draw:points="0,1472 2012,1472 2012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4.028cm" svg:height="0.424cm" svg:x="2.074cm" svg:y="1.734cm">
          <draw:text-box>
            <text:p text:style-name="P5"><text:span text:style-name="T1">2016/08/01 – 2016/08/05</text:span></text:p>
          </draw:text-box>
        </draw:frame>
        <draw:polygon draw:style-name="gr4" draw:text-style-name="P4" draw:layer="layout" svg:width="5.108cm" svg:height="0.011cm" svg:x="1.996cm" svg:y="2.998cm" svg:viewBox="0 0 5109 12" draw:points="0,0 4,8 11,12 5099,12 5102,8 5109,0">
          <text:p/>
        </draw:polygon>
        <draw:polygon draw:style-name="gr4" draw:text-style-name="P4" draw:layer="layout" svg:width="6.808cm" svg:height="0.011cm" svg:x="7.094cm" svg:y="2.998cm" svg:viewBox="0 0 6809 12" draw:points="0,0 3,8 10,12 6799,12 6802,8 6809,0">
          <text:p/>
        </draw:polygon>
        <draw:polygon draw:style-name="gr4" draw:text-style-name="P4" draw:layer="layout" svg:width="3.118cm" svg:height="0.011cm" svg:x="13.892cm" svg:y="2.998cm" svg:viewBox="0 0 3119 12" draw:points="0,0 3,8 10,12 3109,12 3112,8 3119,0">
          <text:p/>
        </draw:polygon>
        <draw:polygon draw:style-name="gr4" draw:text-style-name="P4" draw:layer="layout" svg:width="2.021cm" svg:height="0.011cm" svg:x="17cm" svg:y="2.998cm" svg:viewBox="0 0 2022 12" draw:points="0,0 3,8 10,12 2012,12 2015,8 2022,0">
          <text:p/>
        </draw:polygon>
        <draw:polygon draw:style-name="gr4" draw:text-style-name="P4" draw:layer="layout" svg:width="5.097cm" svg:height="0.011cm" svg:x="2cm" svg:y="4.296cm" svg:viewBox="0 0 5098 12" draw:points="7,0 0,7 7,12 5095,12 5098,7 5095,0">
          <text:p/>
        </draw:polygon>
        <draw:polygon draw:style-name="gr4" draw:text-style-name="P4" draw:layer="layout" svg:width="6.798cm" svg:height="0.011cm" svg:x="7.097cm" svg:y="4.296cm" svg:viewBox="0 0 6799 12" draw:points="7,0 0,7 7,12 6796,12 6799,7 6796,0">
          <text:p/>
        </draw:polygon>
        <draw:polygon draw:style-name="gr4" draw:text-style-name="P4" draw:layer="layout" svg:width="3.108cm" svg:height="0.011cm" svg:x="13.895cm" svg:y="4.296cm" svg:viewBox="0 0 3109 12" draw:points="7,0 0,7 7,12 3106,12 3109,7 3106,0">
          <text:p/>
        </draw:polygon>
        <draw:polygon draw:style-name="gr4" draw:text-style-name="P4" draw:layer="layout" svg:width="2.011cm" svg:height="0.011cm" svg:x="17.003cm" svg:y="4.296cm" svg:viewBox="0 0 2012 12" draw:points="7,0 0,7 7,12 2009,12 2012,7 2009,0">
          <text:p/>
        </draw:polygon>
        <draw:polygon draw:style-name="gr4" draw:text-style-name="P4" draw:layer="layout" svg:width="5.097cm" svg:height="0.011cm" svg:x="2cm" svg:y="7.037cm" svg:viewBox="0 0 5098 12" draw:points="7,0 0,7 7,12 5095,12 5098,7 5095,0">
          <text:p/>
        </draw:polygon>
        <draw:polygon draw:style-name="gr4" draw:text-style-name="P4" draw:layer="layout" svg:width="6.798cm" svg:height="0.011cm" svg:x="7.097cm" svg:y="7.037cm" svg:viewBox="0 0 6799 12" draw:points="7,0 0,7 7,12 6796,12 6799,7 6796,0">
          <text:p/>
        </draw:polygon>
        <draw:polygon draw:style-name="gr4" draw:text-style-name="P4" draw:layer="layout" svg:width="3.108cm" svg:height="0.011cm" svg:x="13.895cm" svg:y="7.037cm" svg:viewBox="0 0 3109 12" draw:points="7,0 0,7 7,12 3106,12 3109,7 3106,0">
          <text:p/>
        </draw:polygon>
        <draw:polygon draw:style-name="gr4" draw:text-style-name="P4" draw:layer="layout" svg:width="2.011cm" svg:height="0.011cm" svg:x="17.003cm" svg:y="7.037cm" svg:viewBox="0 0 2012 12" draw:points="7,0 0,7 7,12 2009,12 2012,7 2009,0">
          <text:p/>
        </draw:polygon>
        <draw:polygon draw:style-name="gr4" draw:text-style-name="P4" draw:layer="layout" svg:width="5.097cm" svg:height="0.011cm" svg:x="2cm" svg:y="10.205cm" svg:viewBox="0 0 5098 12" draw:points="7,0 0,7 7,12 5095,12 5098,7 5095,0">
          <text:p/>
        </draw:polygon>
        <draw:polygon draw:style-name="gr4" draw:text-style-name="P4" draw:layer="layout" svg:width="6.798cm" svg:height="0.011cm" svg:x="7.097cm" svg:y="10.205cm" svg:viewBox="0 0 6799 12" draw:points="7,0 0,7 7,12 6796,12 6799,7 6796,0">
          <text:p/>
        </draw:polygon>
        <draw:polygon draw:style-name="gr4" draw:text-style-name="P4" draw:layer="layout" svg:width="3.108cm" svg:height="0.011cm" svg:x="13.895cm" svg:y="10.205cm" svg:viewBox="0 0 3109 12" draw:points="7,0 0,7 7,12 3106,12 3109,7 3106,0">
          <text:p/>
        </draw:polygon>
        <draw:polygon draw:style-name="gr4" draw:text-style-name="P4" draw:layer="layout" svg:width="2.011cm" svg:height="0.011cm" svg:x="17.003cm" svg:y="10.205cm" svg:viewBox="0 0 2012 12" draw:points="7,0 0,7 7,12 2009,12 2012,7 2009,0">
          <text:p/>
        </draw:polygon>
        <draw:polygon draw:style-name="gr4" draw:text-style-name="P4" draw:layer="layout" svg:width="5.097cm" svg:height="0.011cm" svg:x="2cm" svg:y="12.523cm" svg:viewBox="0 0 5098 12" draw:points="7,0 0,8 7,12 5095,12 5098,8 5095,0">
          <text:p/>
        </draw:polygon>
        <draw:polygon draw:style-name="gr4" draw:text-style-name="P4" draw:layer="layout" svg:width="6.798cm" svg:height="0.011cm" svg:x="7.097cm" svg:y="12.523cm" svg:viewBox="0 0 6799 12" draw:points="7,0 0,8 7,12 6796,12 6799,8 6796,0">
          <text:p/>
        </draw:polygon>
        <draw:polygon draw:style-name="gr4" draw:text-style-name="P4" draw:layer="layout" svg:width="3.108cm" svg:height="0.011cm" svg:x="13.895cm" svg:y="12.523cm" svg:viewBox="0 0 3109 12" draw:points="7,0 0,8 7,12 3106,12 3109,8 3106,0">
          <text:p/>
        </draw:polygon>
        <draw:polygon draw:style-name="gr4" draw:text-style-name="P4" draw:layer="layout" svg:width="2.011cm" svg:height="0.011cm" svg:x="17.003cm" svg:y="12.523cm" svg:viewBox="0 0 2012 12" draw:points="7,0 0,8 7,12 2009,12 2012,8 2009,0">
          <text:p/>
        </draw:polygon>
        <draw:polygon draw:style-name="gr4" draw:text-style-name="P4" draw:layer="layout" svg:width="5.097cm" svg:height="0.012cm" svg:x="2cm" svg:y="14.844cm" svg:viewBox="0 0 5098 13" draw:points="7,0 0,8 7,13 5095,13 5098,8 5095,0">
          <text:p/>
        </draw:polygon>
        <draw:polygon draw:style-name="gr4" draw:text-style-name="P4" draw:layer="layout" svg:width="6.798cm" svg:height="0.012cm" svg:x="7.097cm" svg:y="14.844cm" svg:viewBox="0 0 6799 13" draw:points="7,0 0,8 7,13 6796,13 6799,8 6796,0">
          <text:p/>
        </draw:polygon>
        <draw:polygon draw:style-name="gr4" draw:text-style-name="P4" draw:layer="layout" svg:width="3.108cm" svg:height="0.012cm" svg:x="13.895cm" svg:y="14.844cm" svg:viewBox="0 0 3109 13" draw:points="7,0 0,8 7,13 3106,13 3109,8 3106,0">
          <text:p/>
        </draw:polygon>
        <draw:polygon draw:style-name="gr4" draw:text-style-name="P4" draw:layer="layout" svg:width="2.011cm" svg:height="0.012cm" svg:x="17.003cm" svg:y="14.844cm" svg:viewBox="0 0 2012 13" draw:points="7,0 0,8 7,13 2009,13 2012,8 2009,0">
          <text:p/>
        </draw:polygon>
        <draw:polygon draw:style-name="gr4" draw:text-style-name="P4" draw:layer="layout" svg:width="5.108cm" svg:height="0.011cm" svg:x="1.996cm" svg:y="16.315cm" svg:viewBox="0 0 5109 12" draw:points="11,0 4,8 0,12 5109,12 5102,8 5099,0">
          <text:p/>
        </draw:polygon>
        <draw:polygon draw:style-name="gr4" draw:text-style-name="P4" draw:layer="layout" svg:width="6.808cm" svg:height="0.011cm" svg:x="7.094cm" svg:y="16.315cm" svg:viewBox="0 0 6809 12" draw:points="10,0 3,8 0,12 6809,12 6802,8 6799,0">
          <text:p/>
        </draw:polygon>
        <draw:polygon draw:style-name="gr4" draw:text-style-name="P4" draw:layer="layout" svg:width="3.118cm" svg:height="0.011cm" svg:x="13.892cm" svg:y="16.315cm" svg:viewBox="0 0 3119 12" draw:points="10,0 3,8 0,12 3119,12 3112,8 3109,0">
          <text:p/>
        </draw:polygon>
        <draw:polygon draw:style-name="gr4" draw:text-style-name="P4" draw:layer="layout" svg:width="2.021cm" svg:height="0.011cm" svg:x="17cm" svg:y="16.315cm" svg:viewBox="0 0 2022 12" draw:points="10,0 3,8 0,12 2022,12 2015,8 2012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2.752cm" svg:x="1.996cm" svg:y="4.296cm" svg:viewBox="0 0 12 2753" draw:points="0,2753 4,2749 12,2742 12,11 4,7 0,0">
          <text:p/>
        </draw:polygon>
        <draw:polygon draw:style-name="gr4" draw:text-style-name="P4" draw:layer="layout" svg:width="0.011cm" svg:height="3.179cm" svg:x="1.996cm" svg:y="7.037cm" svg:viewBox="0 0 12 3180" draw:points="0,3180 4,3176 12,3169 12,11 4,7 0,0">
          <text:p/>
        </draw:polygon>
        <draw:polygon draw:style-name="gr4" draw:text-style-name="P4" draw:layer="layout" svg:width="0.011cm" svg:height="2.329cm" svg:x="1.996cm" svg:y="10.205cm" svg:viewBox="0 0 12 2330" draw:points="0,2330 4,2326 12,2319 12,11 4,7 0,0">
          <text:p/>
        </draw:polygon>
        <draw:polygon draw:style-name="gr4" draw:text-style-name="P4" draw:layer="layout" svg:width="0.011cm" svg:height="2.332cm" svg:x="1.996cm" svg:y="12.523cm" svg:viewBox="0 0 12 2333" draw:points="0,2333 4,2329 12,2322 12,11 4,7 0,0">
          <text:p/>
        </draw:polygon>
        <draw:polygon draw:style-name="gr4" draw:text-style-name="P4" draw:layer="layout" svg:width="0.011cm" svg:height="1.482cm" svg:x="1.996cm" svg:y="14.844cm" svg:viewBox="0 0 12 1483" draw:points="0,1483 4,1480 12,1472 12,11 4,7 0,0">
          <text:p/>
        </draw:polygon>
        <draw:polygon draw:style-name="gr4" draw:text-style-name="P4" draw:layer="layout" svg:width="0.01cm" svg:height="1.298cm" svg:x="7.094cm" svg:y="3.005cm" svg:viewBox="0 0 11 1299" draw:points="0,1292 4,1299 11,1292 11,4 4,0 0,4">
          <text:p/>
        </draw:polygon>
        <draw:polygon draw:style-name="gr4" draw:text-style-name="P4" draw:layer="layout" svg:width="0.01cm" svg:height="2.741cm" svg:x="7.094cm" svg:y="4.303cm" svg:viewBox="0 0 11 2742" draw:points="0,2735 4,2742 11,2735 11,4 4,0 0,4">
          <text:p/>
        </draw:polygon>
        <draw:polygon draw:style-name="gr4" draw:text-style-name="P4" draw:layer="layout" svg:width="0.01cm" svg:height="3.168cm" svg:x="7.094cm" svg:y="7.044cm" svg:viewBox="0 0 11 3169" draw:points="0,3162 4,3169 11,3162 11,4 4,0 0,4">
          <text:p/>
        </draw:polygon>
        <draw:polygon draw:style-name="gr4" draw:text-style-name="P4" draw:layer="layout" svg:width="0.01cm" svg:height="2.318cm" svg:x="7.094cm" svg:y="10.212cm" svg:viewBox="0 0 11 2319" draw:points="0,2312 4,2319 11,2312 11,4 4,0 0,4">
          <text:p/>
        </draw:polygon>
        <draw:polygon draw:style-name="gr4" draw:text-style-name="P4" draw:layer="layout" svg:width="0.01cm" svg:height="2.321cm" svg:x="7.094cm" svg:y="12.53cm" svg:viewBox="0 0 11 2322" draw:points="0,2315 4,2322 11,2315 11,4 4,0 0,4">
          <text:p/>
        </draw:polygon>
        <draw:polygon draw:style-name="gr4" draw:text-style-name="P4" draw:layer="layout" svg:width="0.01cm" svg:height="1.472cm" svg:x="7.094cm" svg:y="14.851cm" svg:viewBox="0 0 11 1473" draw:points="0,1465 4,1473 11,1465 11,4 4,0 0,4">
          <text:p/>
        </draw:polygon>
        <draw:polygon draw:style-name="gr4" draw:text-style-name="P4" draw:layer="layout" svg:width="0.01cm" svg:height="1.298cm" svg:x="13.892cm" svg:y="3.005cm" svg:viewBox="0 0 11 1299" draw:points="0,1292 4,1299 11,1292 11,4 4,0 0,4">
          <text:p/>
        </draw:polygon>
        <draw:polygon draw:style-name="gr4" draw:text-style-name="P4" draw:layer="layout" svg:width="0.01cm" svg:height="2.741cm" svg:x="13.892cm" svg:y="4.303cm" svg:viewBox="0 0 11 2742" draw:points="0,2735 4,2742 11,2735 11,4 4,0 0,4">
          <text:p/>
        </draw:polygon>
        <draw:polygon draw:style-name="gr4" draw:text-style-name="P4" draw:layer="layout" svg:width="0.01cm" svg:height="3.168cm" svg:x="13.892cm" svg:y="7.044cm" svg:viewBox="0 0 11 3169" draw:points="0,3162 4,3169 11,3162 11,4 4,0 0,4">
          <text:p/>
        </draw:polygon>
        <draw:polygon draw:style-name="gr4" draw:text-style-name="P4" draw:layer="layout" svg:width="0.01cm" svg:height="2.318cm" svg:x="13.892cm" svg:y="10.212cm" svg:viewBox="0 0 11 2319" draw:points="0,2312 4,2319 11,2312 11,4 4,0 0,4">
          <text:p/>
        </draw:polygon>
        <draw:polygon draw:style-name="gr4" draw:text-style-name="P4" draw:layer="layout" svg:width="0.01cm" svg:height="2.321cm" svg:x="13.892cm" svg:y="12.53cm" svg:viewBox="0 0 11 2322" draw:points="0,2315 4,2322 11,2315 11,4 4,0 0,4">
          <text:p/>
        </draw:polygon>
        <draw:polygon draw:style-name="gr4" draw:text-style-name="P4" draw:layer="layout" svg:width="0.01cm" svg:height="1.472cm" svg:x="13.892cm" svg:y="14.851cm" svg:viewBox="0 0 11 1473" draw:points="0,1465 4,1473 11,1465 11,4 4,0 0,4">
          <text:p/>
        </draw:polygon>
        <draw:polygon draw:style-name="gr4" draw:text-style-name="P4" draw:layer="layout" svg:width="0.01cm" svg:height="1.298cm" svg:x="17cm" svg:y="3.005cm" svg:viewBox="0 0 11 1299" draw:points="0,1292 3,1299 11,1292 11,4 3,0 0,4">
          <text:p/>
        </draw:polygon>
        <draw:polygon draw:style-name="gr4" draw:text-style-name="P4" draw:layer="layout" svg:width="0.01cm" svg:height="2.741cm" svg:x="17cm" svg:y="4.303cm" svg:viewBox="0 0 11 2742" draw:points="0,2735 3,2742 11,2735 11,4 3,0 0,4">
          <text:p/>
        </draw:polygon>
        <draw:polygon draw:style-name="gr4" draw:text-style-name="P4" draw:layer="layout" svg:width="0.01cm" svg:height="3.168cm" svg:x="17cm" svg:y="7.044cm" svg:viewBox="0 0 11 3169" draw:points="0,3162 3,3169 11,3162 11,4 3,0 0,4">
          <text:p/>
        </draw:polygon>
        <draw:polygon draw:style-name="gr4" draw:text-style-name="P4" draw:layer="layout" svg:width="0.01cm" svg:height="2.318cm" svg:x="17cm" svg:y="10.212cm" svg:viewBox="0 0 11 2319" draw:points="0,2312 3,2319 11,2312 11,4 3,0 0,4">
          <text:p/>
        </draw:polygon>
        <draw:polygon draw:style-name="gr4" draw:text-style-name="P4" draw:layer="layout" svg:width="0.01cm" svg:height="2.321cm" svg:x="17cm" svg:y="12.53cm" svg:viewBox="0 0 11 2322" draw:points="0,2315 3,2322 11,2315 11,4 3,0 0,4">
          <text:p/>
        </draw:polygon>
        <draw:polygon draw:style-name="gr4" draw:text-style-name="P4" draw:layer="layout" svg:width="0.01cm" svg:height="1.472cm" svg:x="17cm" svg:y="14.851cm" svg:viewBox="0 0 11 1473" draw:points="0,1465 3,1473 11,1465 11,4 3,0 0,4">
          <text:p/>
        </draw:polygon>
        <draw:polygon draw:style-name="gr4" draw:text-style-name="P4" draw:layer="layout" svg:width="0.01cm" svg:height="1.309cm" svg:x="19.011cm" svg:y="2.998cm" svg:viewBox="0 0 11 1310" draw:points="0,1299 3,1306 11,1310 11,0 3,7 0,11">
          <text:p/>
        </draw:polygon>
        <draw:polygon draw:style-name="gr4" draw:text-style-name="P4" draw:layer="layout" svg:width="0.01cm" svg:height="2.752cm" svg:x="19.011cm" svg:y="4.296cm" svg:viewBox="0 0 11 2753" draw:points="0,2742 3,2749 11,2753 11,0 3,7 0,11">
          <text:p/>
        </draw:polygon>
        <draw:polygon draw:style-name="gr4" draw:text-style-name="P4" draw:layer="layout" svg:width="0.01cm" svg:height="3.179cm" svg:x="19.011cm" svg:y="7.037cm" svg:viewBox="0 0 11 3180" draw:points="0,3169 3,3176 11,3180 11,0 3,7 0,11">
          <text:p/>
        </draw:polygon>
        <draw:polygon draw:style-name="gr4" draw:text-style-name="P4" draw:layer="layout" svg:width="0.01cm" svg:height="2.329cm" svg:x="19.011cm" svg:y="10.205cm" svg:viewBox="0 0 11 2330" draw:points="0,2319 3,2326 11,2330 11,0 3,7 0,11">
          <text:p/>
        </draw:polygon>
        <draw:polygon draw:style-name="gr4" draw:text-style-name="P4" draw:layer="layout" svg:width="0.01cm" svg:height="2.332cm" svg:x="19.011cm" svg:y="12.523cm" svg:viewBox="0 0 11 2333" draw:points="0,2322 3,2329 11,2333 11,0 3,7 0,11">
          <text:p/>
        </draw:polygon>
        <draw:polygon draw:style-name="gr4" draw:text-style-name="P4" draw:layer="layout" svg:width="0.01cm" svg:height="1.482cm" svg:x="19.011cm" svg:y="14.844cm" svg:viewBox="0 0 11 1483" draw:points="0,1472 3,1480 11,1483 11,0 3,7 0,11">
          <text:p/>
        </draw:polygon>
        <draw:frame draw:style-name="gr5" draw:text-style-name="P6" draw:layer="layout" svg:width="1.788cm" svg:height="0.424cm" svg:x="17.138cm" svg:y="1.734cm">
          <draw:text-box>
            <text:p text:style-name="P5"><text:span text:style-name="T1">KW 31 2016</text:span></text:p>
          </draw:text-box>
        </draw:frame>
        <draw:frame draw:style-name="gr5" draw:text-style-name="P6" draw:layer="layout" svg:width="0.595cm" svg:height="0.424cm" svg:x="4.255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9.945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4.467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685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715cm" svg:height="0.424cm" svg:x="2.716cm" svg:y="5.459cm">
          <draw:text-box>
            <text:p text:style-name="P5"><text:span text:style-name="T1">2016/08/01 – DIENSTAG</text:span></text:p>
          </draw:text-box>
        </draw:frame>
        <draw:frame draw:style-name="gr5" draw:text-style-name="P6" draw:layer="layout" svg:width="6.318cm" svg:height="0.424cm" svg:x="7.37cm" svg:y="4.824cm">
          <draw:text-box>
            <text:p text:style-name="P5"><text:span text:style-name="T2">- </text:span><text:span text:style-name="T3">Azubirunde:</text:span><text:span text:style-name="T2"> Über Projektstand „Online</text:span></text:p>
          </draw:text-box>
        </draw:frame>
        <draw:frame draw:style-name="gr5" draw:text-style-name="P6" draw:layer="layout" svg:width="5.539cm" svg:height="0.424cm" svg:x="7.743cm" svg:y="5.248cm">
          <draw:text-box>
            <text:p text:style-name="P5"><text:span text:style-name="T2">Ausbildungsnachweis“ gesprochen,</text:span></text:p>
          </draw:text-box>
        </draw:frame>
        <draw:frame draw:style-name="gr5" draw:text-style-name="P6" draw:layer="layout" svg:width="3.715cm" svg:height="0.424cm" svg:x="8.643cm" svg:y="5.671cm">
          <draw:text-box>
            <text:p text:style-name="P5"><text:span text:style-name="T2">Planungen besprochen.</text:span></text:p>
          </draw:text-box>
        </draw:frame>
        <draw:frame draw:style-name="gr5" draw:text-style-name="P6" draw:layer="layout" svg:width="3.147cm" svg:height="0.424cm" svg:x="8.932cm" svg:y="6.094cm">
          <draw:text-box>
            <text:p text:style-name="P5"><text:span text:style-name="T2">- In PHP eingelesen.</text:span></text:p>
          </draw:text-box>
        </draw:frame>
        <draw:frame draw:style-name="gr5" draw:text-style-name="P6" draw:layer="layout" svg:width="1.805cm" svg:height="0.424cm" svg:x="14.545cm" svg:y="5.459cm">
          <draw:text-box>
            <text:p text:style-name="P5"><text:span text:style-name="T2">0700 – 1630</text:span></text:p>
          </draw:text-box>
        </draw:frame>
        <draw:frame draw:style-name="gr5" draw:text-style-name="P6" draw:layer="layout" svg:width="0.633cm" svg:height="0.424cm" svg:x="17.674cm" svg:y="5.459cm">
          <draw:text-box>
            <text:p text:style-name="P5"><text:span text:style-name="T2">HZB</text:span></text:p>
          </draw:text-box>
        </draw:frame>
        <draw:frame draw:style-name="gr5" draw:text-style-name="P6" draw:layer="layout" svg:width="3.736cm" svg:height="0.424cm" svg:x="2.706cm" svg:y="8.416cm">
          <draw:text-box>
            <text:p text:style-name="P5"><text:span text:style-name="T1">2016/08/02 – DIENSTAG</text:span></text:p>
          </draw:text-box>
        </draw:frame>
        <draw:frame draw:style-name="gr5" draw:text-style-name="P6" draw:layer="layout" svg:width="6.162cm" svg:height="0.424cm" svg:x="7.454cm" svg:y="7.569cm">
          <draw:text-box>
            <text:p text:style-name="P5"><text:span text:style-name="T2">A. Klotz bei Linux bezüglich Projekt „OC</text:span></text:p>
          </draw:text-box>
        </draw:frame>
        <draw:frame draw:style-name="gr5" draw:text-style-name="P6" draw:layer="layout" svg:width="2.898cm" svg:height="0.424cm" svg:x="9.045cm" svg:y="7.992cm">
          <draw:text-box>
            <text:p text:style-name="P5"><text:span text:style-name="T2">Update“ assistiert.</text:span></text:p>
          </draw:text-box>
        </draw:frame>
        <draw:frame draw:style-name="gr5" draw:text-style-name="P6" draw:layer="layout" svg:width="5.598cm" svg:height="0.424cm" svg:x="7.726cm" svg:y="8.416cm">
          <draw:text-box>
            <text:p text:style-name="P5"><text:span text:style-name="T2">- Weiterhin in PHP eingelesen, erste</text:span></text:p>
          </draw:text-box>
        </draw:frame>
        <draw:frame draw:style-name="gr5" draw:text-style-name="P6" draw:layer="layout" svg:width="5.298cm" svg:height="0.424cm" svg:x="7.87cm" svg:y="8.839cm">
          <draw:text-box>
            <text:p text:style-name="P5"><text:span text:style-name="T2">Übungsschritte in HTML/CSS/PHP</text:span></text:p>
          </draw:text-box>
        </draw:frame>
        <draw:frame draw:style-name="gr5" draw:text-style-name="P6" draw:layer="layout" svg:width="1.458cm" svg:height="0.424cm" svg:x="9.754cm" svg:y="9.262cm">
          <draw:text-box>
            <text:p text:style-name="P5"><text:span text:style-name="T2">gemacht.</text:span></text:p>
          </draw:text-box>
        </draw:frame>
        <draw:frame draw:style-name="gr5" draw:text-style-name="P6" draw:layer="layout" svg:width="1.81cm" svg:height="0.424cm" svg:x="14.534cm" svg:y="8.416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674cm" svg:y="8.416cm">
          <draw:text-box>
            <text:p text:style-name="P5"><text:span text:style-name="T2">HZB</text:span></text:p>
          </draw:text-box>
        </draw:frame>
        <draw:frame draw:style-name="gr5" draw:text-style-name="P6" draw:layer="layout" svg:width="3.931cm" svg:height="0.424cm" svg:x="2.607cm" svg:y="11.157cm">
          <draw:text-box>
            <text:p text:style-name="P5"><text:span text:style-name="T1">2016/08/03 – MITTWOCH</text:span></text:p>
          </draw:text-box>
        </draw:frame>
        <draw:frame draw:style-name="gr5" draw:text-style-name="P6" draw:layer="layout" svg:width="4.591cm" svg:height="0.424cm" svg:x="8.22cm" svg:y="10.733cm">
          <draw:text-box>
            <text:p text:style-name="P5"><text:span text:style-name="T2">Weiterhin PHP gelernt, weiter</text:span></text:p>
          </draw:text-box>
        </draw:frame>
        <draw:frame draw:style-name="gr5" draw:text-style-name="P6" draw:layer="layout" svg:width="6.623cm" svg:height="0.424cm" svg:x="7.214cm" svg:y="11.157cm">
          <draw:text-box>
            <text:p text:style-name="P5"><text:span text:style-name="T2">Übungsschritte durchgeführt und kleinere</text:span></text:p>
          </draw:text-box>
        </draw:frame>
        <draw:frame draw:style-name="gr5" draw:text-style-name="P6" draw:layer="layout" svg:width="4.959cm" svg:height="0.424cm" svg:x="8.029cm" svg:y="11.58cm">
          <draw:text-box>
            <text:p text:style-name="P5"><text:span text:style-name="T2">Übungsaufgaben durchgeführt.</text:span></text:p>
          </draw:text-box>
        </draw:frame>
        <draw:frame draw:style-name="gr5" draw:text-style-name="P6" draw:layer="layout" svg:width="1.835cm" svg:height="0.424cm" svg:x="14.524cm" svg:y="11.157cm">
          <draw:text-box>
            <text:p text:style-name="P5"><text:span text:style-name="T2">0800 – 1550</text:span></text:p>
          </draw:text-box>
        </draw:frame>
        <draw:frame draw:style-name="gr5" draw:text-style-name="P6" draw:layer="layout" svg:width="0.633cm" svg:height="0.424cm" svg:x="17.674cm" svg:y="11.157cm">
          <draw:text-box>
            <text:p text:style-name="P5"><text:span text:style-name="T2">HZB</text:span></text:p>
          </draw:text-box>
        </draw:frame>
        <draw:frame draw:style-name="gr5" draw:text-style-name="P6" draw:layer="layout" svg:width="4.341cm" svg:height="0.424cm" svg:x="2.406cm" svg:y="13.478cm">
          <draw:text-box>
            <text:p text:style-name="P5"><text:span text:style-name="T1">2016/08/04 – DONNERSTAG</text:span></text:p>
          </draw:text-box>
        </draw:frame>
        <draw:frame draw:style-name="gr5" draw:text-style-name="P6" draw:layer="layout" svg:width="4.591cm" svg:height="0.424cm" svg:x="8.22cm" svg:y="13.055cm">
          <draw:text-box>
            <text:p text:style-name="P5"><text:span text:style-name="T2">Weiterhin PHP gelernt, weiter</text:span></text:p>
          </draw:text-box>
        </draw:frame>
        <draw:frame draw:style-name="gr5" draw:text-style-name="P6" draw:layer="layout" svg:width="6.623cm" svg:height="0.424cm" svg:x="7.214cm" svg:y="13.478cm">
          <draw:text-box>
            <text:p text:style-name="P5"><text:span text:style-name="T2">Übungsschritte durchgeführt und kleinere</text:span></text:p>
          </draw:text-box>
        </draw:frame>
        <draw:frame draw:style-name="gr5" draw:text-style-name="P6" draw:layer="layout" svg:width="4.959cm" svg:height="0.424cm" svg:x="8.029cm" svg:y="13.901cm">
          <draw:text-box>
            <text:p text:style-name="P5"><text:span text:style-name="T2">Übungsaufgaben durchgeführt.</text:span></text:p>
          </draw:text-box>
        </draw:frame>
        <draw:frame draw:style-name="gr5" draw:text-style-name="P6" draw:layer="layout" svg:width="1.835cm" svg:height="0.424cm" svg:x="14.524cm" svg:y="13.478cm">
          <draw:text-box>
            <text:p text:style-name="P5"><text:span text:style-name="T2">0820 – 1500</text:span></text:p>
          </draw:text-box>
        </draw:frame>
        <draw:frame draw:style-name="gr5" draw:text-style-name="P6" draw:layer="layout" svg:width="0.633cm" svg:height="0.424cm" svg:x="17.674cm" svg:y="13.478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69cm" svg:height="0.424cm" svg:x="2.836cm" svg:y="15.372cm">
          <draw:text-box>
            <text:p text:style-name="P5"><text:span text:style-name="T1">2016/08/05 – FREITAG</text:span></text:p>
          </draw:text-box>
        </draw:frame>
        <draw:frame draw:style-name="gr5" draw:text-style-name="P6" draw:layer="layout" svg:width="1.251cm" svg:height="0.424cm" svg:x="9.857cm" svg:y="15.372cm">
          <draw:text-box>
            <text:p text:style-name="P5"><text:span text:style-name="T2">URLAUB</text:span></text:p>
          </draw:text-box>
        </draw:frame>
        <draw:frame draw:style-name="gr5" draw:text-style-name="P6" draw:layer="layout" svg:width="0.352cm" svg:height="0.424cm" svg:x="15.339cm" svg:y="15.372cm">
          <draw:text-box>
            <text:p text:style-name="P5"><text:span text:style-name="T2">/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674cm" svg:y="15.372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2"/>
    <meta:generator>LibreOffice/5.2.3.3$Linux_X86_64 LibreOffice_project/20m0$Build-3</meta:generator>
  </office:meta>
</office:document-meta>
</file>